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541666666666665in"/>
    </style:style>
    <style:style style:name="co3" style:family="table-column">
      <style:table-column-properties fo:break-before="auto" style:column-width="1.645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71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468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1458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45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041666666666666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2.270833333333333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 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omicide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eligious Bia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4" office:value-type="string">
            <text:p>Anti-Jewish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Anti-Catholic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nti-Protestant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nti-Islamic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Anti-Other Religion 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nti-Multi-Religious Group 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Anti-Atheist/Agnostic 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Anti-Am Ind/Alaskan Native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Asian/Pacific Islander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8">
            <text:p>8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6">
            <text:p>6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5" table:default-cell-style-name="ce15"/>
        <table:table-column table:style-name="co14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8">
            <text:p>28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6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34">
            <text:p>34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